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OC_20_Heading">
      <style:text-properties fo:color="#000000" style:font-name="Times New Roman" fo:font-size="10pt" fo:language="en" fo:country="GB" officeooo:paragraph-rsid="0015bfd1" style:font-size-asian="10pt" style:font-name-complex="Times New Roman" style:font-size-complex="10pt"/>
    </style:style>
    <style:style style:name="P2" style:family="paragraph" style:parent-style-name="Table_20_Contents">
      <style:text-properties officeooo:rsid="001369ae" officeooo:paragraph-rsid="001369ae"/>
    </style:style>
    <style:style style:name="P3" style:family="paragraph" style:parent-style-name="Standard">
      <style:text-properties officeooo:rsid="0005b7fd" officeooo:paragraph-rsid="0005b7fd"/>
    </style:style>
    <style:style style:name="P4" style:family="paragraph" style:parent-style-name="Standard">
      <style:text-properties officeooo:rsid="001369ae" officeooo:paragraph-rsid="001369ae"/>
    </style:style>
    <style:style style:name="P5" style:family="paragraph" style:parent-style-name="Standard">
      <style:text-properties fo:language="en" fo:country="GB" officeooo:rsid="0005b7fd" officeooo:paragraph-rsid="0015bfd1"/>
    </style:style>
    <style:style style:name="P6" style:family="paragraph" style:parent-style-name="Standard">
      <style:text-properties fo:language="en" fo:country="GB" officeooo:paragraph-rsid="0015bfd1"/>
    </style:style>
    <style:style style:name="P7" style:family="paragraph" style:parent-style-name="Standard">
      <style:paragraph-properties fo:text-align="center" style:justify-single-word="false"/>
      <style:text-properties style:font-name="GoudyHanD" fo:font-size="36pt" fo:language="en" fo:country="GB" officeooo:rsid="000c815b" officeooo:paragraph-rsid="0015bfd1" style:font-size-asian="36pt" style:font-name-complex="GoudyHanD"/>
    </style:style>
    <style:style style:name="P8" style:family="paragraph" style:parent-style-name="Standard">
      <style:paragraph-properties fo:text-align="center" style:justify-single-word="false"/>
      <style:text-properties style:font-name="GoudyHanD" fo:font-size="18pt" fo:language="en" fo:country="GB" fo:font-weight="bold" officeooo:paragraph-rsid="0015bfd1" style:font-size-asian="18pt" style:font-weight-asian="bold" style:font-name-complex="GoudyHanD"/>
    </style:style>
    <style:style style:name="P9" style:family="paragraph" style:parent-style-name="Standard">
      <style:paragraph-properties fo:text-align="center" style:justify-single-word="false"/>
      <style:text-properties style:font-name="CenturyCdITCTT-Light" fo:font-size="24pt" fo:language="en" fo:country="GB" officeooo:paragraph-rsid="0015bfd1" style:font-size-asian="24pt" style:font-name-complex="CenturyCdITCTT-Light"/>
    </style:style>
    <style:style style:name="P10" style:family="paragraph" style:parent-style-name="Standard">
      <style:text-properties fo:font-size="12pt" fo:language="en" fo:country="GB" officeooo:paragraph-rsid="0015bfd1" style:font-size-asian="12pt"/>
    </style:style>
    <style:style style:name="P11" style:family="paragraph" style:parent-style-name="Standard">
      <style:text-properties officeooo:rsid="0015bfd1" officeooo:paragraph-rsid="0015bfd1"/>
    </style:style>
    <style:style style:name="P12" style:family="paragraph" style:parent-style-name="Standard">
      <style:paragraph-properties fo:break-before="page"/>
      <style:text-properties officeooo:rsid="0015bfd1" officeooo:paragraph-rsid="0015bfd1"/>
    </style:style>
    <style:style style:name="P13" style:family="paragraph" style:parent-style-name="Table_20_Contents">
      <style:text-properties officeooo:rsid="0018d537" officeooo:paragraph-rsid="0018d537"/>
    </style:style>
    <style:style style:name="P14" style:family="paragraph" style:parent-style-name="Standard" style:master-page-name="Standard">
      <style:paragraph-properties fo:text-align="center" style:justify-single-word="false" style:page-number="auto"/>
      <style:text-properties style:font-name="GoudyHanD" fo:font-size="36pt" fo:language="en" fo:country="GB" officeooo:rsid="000c815b" officeooo:paragraph-rsid="0015bfd1" style:font-size-asian="36pt" style:font-name-complex="GoudyHanD"/>
    </style:style>
    <style:style style:name="P15" style:family="paragraph" style:parent-style-name="Standard" style:list-style-name="L1">
      <style:text-properties officeooo:rsid="0015bfd1" officeooo:paragraph-rsid="0015bfd1"/>
    </style:style>
    <style:style style:name="P16" style:family="paragraph" style:parent-style-name="Standard" style:list-style-name="L2">
      <style:text-properties officeooo:rsid="0005b7fd" officeooo:paragraph-rsid="0005b7fd"/>
    </style:style>
    <style:style style:name="P17" style:family="paragraph" style:parent-style-name="Standard" style:list-style-name="L3">
      <style:text-properties officeooo:rsid="0005b7fd" officeooo:paragraph-rsid="000fc40b"/>
    </style:style>
    <style:style style:name="P18" style:family="paragraph" style:parent-style-name="Standard" style:list-style-name="L2">
      <style:text-properties officeooo:rsid="000fc40b" officeooo:paragraph-rsid="000fc40b"/>
    </style:style>
    <style:style style:name="P19" style:family="paragraph" style:parent-style-name="Standard" style:list-style-name="L4">
      <style:text-properties officeooo:rsid="000fc40b" officeooo:paragraph-rsid="000fc40b"/>
    </style:style>
    <style:style style:name="P20" style:family="paragraph" style:parent-style-name="Standard" style:list-style-name="L5">
      <style:text-properties officeooo:rsid="000fc40b" officeooo:paragraph-rsid="000fc40b"/>
    </style:style>
    <style:style style:name="P21" style:family="paragraph" style:parent-style-name="Standard" style:list-style-name="L6">
      <style:text-properties officeooo:rsid="00119d2f" officeooo:paragraph-rsid="00119d2f"/>
    </style:style>
    <style:style style:name="P22" style:family="paragraph" style:parent-style-name="Standard" style:list-style-name="L2">
      <style:text-properties officeooo:rsid="00119d2f" officeooo:paragraph-rsid="00119d2f"/>
    </style:style>
    <style:style style:name="P23" style:family="paragraph" style:parent-style-name="Standard" style:list-style-name="L13">
      <style:text-properties officeooo:rsid="00119d2f" officeooo:paragraph-rsid="001369ae"/>
    </style:style>
    <style:style style:name="P24" style:family="paragraph" style:parent-style-name="Standard" style:list-style-name="L13">
      <style:text-properties officeooo:rsid="00119d2f" officeooo:paragraph-rsid="00119d2f"/>
    </style:style>
    <style:style style:name="P25" style:family="paragraph" style:parent-style-name="Standard" style:list-style-name="L13">
      <style:text-properties officeooo:rsid="00119d2f" officeooo:paragraph-rsid="0018d537"/>
    </style:style>
    <style:style style:name="P26" style:family="paragraph" style:parent-style-name="Standard" style:list-style-name="L2">
      <style:text-properties officeooo:rsid="001369ae" officeooo:paragraph-rsid="001369ae"/>
    </style:style>
    <style:style style:name="P27" style:family="paragraph" style:parent-style-name="Standard" style:list-style-name="L13">
      <style:text-properties officeooo:rsid="001369ae" officeooo:paragraph-rsid="001369ae"/>
    </style:style>
    <style:style style:name="P28" style:family="paragraph" style:parent-style-name="Standard" style:list-style-name="L2">
      <style:text-properties officeooo:rsid="000cb6c9" officeooo:paragraph-rsid="000cb6c9"/>
    </style:style>
    <style:style style:name="P29" style:family="paragraph" style:parent-style-name="Standard" style:list-style-name="L7">
      <style:text-properties officeooo:rsid="000cb6c9" officeooo:paragraph-rsid="000cb6c9"/>
    </style:style>
    <style:style style:name="P30" style:family="paragraph" style:parent-style-name="Standard" style:list-style-name="L8">
      <style:text-properties officeooo:rsid="000cb6c9" officeooo:paragraph-rsid="000cb6c9"/>
    </style:style>
    <style:style style:name="P31" style:family="paragraph" style:parent-style-name="Standard" style:list-style-name="L10">
      <style:text-properties officeooo:rsid="000cb6c9" officeooo:paragraph-rsid="000cb6c9"/>
    </style:style>
    <style:style style:name="P32" style:family="paragraph" style:parent-style-name="Standard" style:list-style-name="L2">
      <style:text-properties officeooo:rsid="000d82e9" officeooo:paragraph-rsid="000d82e9"/>
    </style:style>
    <style:style style:name="P33" style:family="paragraph" style:parent-style-name="Standard" style:list-style-name="L10">
      <style:text-properties officeooo:rsid="000d82e9" officeooo:paragraph-rsid="000d82e9"/>
    </style:style>
    <style:style style:name="P34" style:family="paragraph" style:parent-style-name="Standard" style:list-style-name="L11">
      <style:text-properties officeooo:rsid="000d82e9" officeooo:paragraph-rsid="000d82e9"/>
    </style:style>
    <style:style style:name="P35" style:family="paragraph" style:parent-style-name="Standard" style:list-style-name="L12">
      <style:text-properties officeooo:rsid="000d82e9" officeooo:paragraph-rsid="000d82e9"/>
    </style:style>
    <style:style style:name="P36" style:family="paragraph" style:parent-style-name="Standard" style:list-style-name="L13">
      <style:text-properties officeooo:rsid="000d82e9" officeooo:paragraph-rsid="000d82e9"/>
    </style:style>
    <style:style style:name="P37" style:family="paragraph" style:parent-style-name="Standard" style:list-style-name="L2">
      <style:text-properties officeooo:rsid="0005c966" officeooo:paragraph-rsid="0005c966"/>
    </style:style>
    <style:style style:name="P38" style:family="paragraph" style:parent-style-name="Standard" style:list-style-name="L7">
      <style:text-properties officeooo:rsid="00061c8b" officeooo:paragraph-rsid="00061c8b"/>
    </style:style>
    <style:style style:name="P39" style:family="paragraph" style:parent-style-name="Standard" style:list-style-name="L8">
      <style:text-properties officeooo:rsid="00061c8b" officeooo:paragraph-rsid="00061c8b"/>
    </style:style>
    <style:style style:name="P40" style:family="paragraph" style:parent-style-name="Standard" style:list-style-name="L2">
      <style:text-properties officeooo:rsid="000a86ca" officeooo:paragraph-rsid="000a86ca"/>
    </style:style>
    <style:style style:name="P41" style:family="paragraph" style:parent-style-name="Standard" style:list-style-name="L10">
      <style:text-properties officeooo:rsid="000a86ca" officeooo:paragraph-rsid="000a86ca"/>
    </style:style>
    <style:style style:name="P42" style:family="paragraph" style:parent-style-name="Standard" style:list-style-name="L13">
      <style:text-properties officeooo:rsid="000e0eea" officeooo:paragraph-rsid="000e0eea"/>
    </style:style>
    <style:style style:name="P43" style:family="paragraph" style:parent-style-name="Standard" style:list-style-name="L13">
      <style:text-properties officeooo:rsid="0012bb86" officeooo:paragraph-rsid="001369ae"/>
    </style:style>
    <style:style style:name="P44" style:family="paragraph" style:parent-style-name="Standard" style:list-style-name="L14">
      <style:text-properties officeooo:rsid="0018d537" officeooo:paragraph-rsid="0018d537"/>
    </style:style>
    <style:style style:name="P45" style:family="paragraph" style:parent-style-name="Standard" style:list-style-name="L15">
      <style:text-properties officeooo:rsid="0018d537" officeooo:paragraph-rsid="0018d537"/>
    </style:style>
    <style:style style:name="P46" style:family="paragraph" style:parent-style-name="Standard" style:list-style-name="L13">
      <style:text-properties officeooo:rsid="0018d537" officeooo:paragraph-rsid="0018d537"/>
    </style:style>
    <style:style style:name="T1" style:family="text">
      <style:text-properties officeooo:rsid="000d82e9"/>
    </style:style>
    <style:style style:name="T2" style:family="text">
      <style:text-properties officeooo:rsid="000e0eea"/>
    </style:style>
    <style:style style:name="T3" style:family="text">
      <style:text-properties officeooo:rsid="0018d537"/>
    </style:style>
    <style:style style:name="T4" style:family="text">
      <style:text-properties style:text-position="super 58%"/>
    </style:style>
    <style:style style:name="T5"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sign</text:p>
      <text:p text:style-name="P7">Documentation</text:p>
      <text:p text:style-name="P9"/>
      <text:p text:style-name="P8">Distributed Global State Monitoring</text:p>
      <text:p text:style-name="P8"/>
      <text:p text:style-name="P8">Andrew Azores</text:p>
      <text:p text:style-name="P8">Evan Holtrop</text:p>
      <text:p text:style-name="P8">Jazz Kersell</text:p>
      <text:p text:style-name="P8">Darren Kitamura</text:p>
      <text:p text:style-name="P10"/>
      <text:p text:style-name="P10"/>
      <text:p text:style-name="P6"/>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12">Table of Contents:</text:p>
      <text:list xml:id="list2575990537418304856" text:style-name="L1">
        <text:list-item>
          <text:p text:style-name="P15">Introduction</text:p>
          <text:list>
            <text:list-item>
              <text:p text:style-name="P15">Purpose</text:p>
            </text:list-item>
            <text:list-item>
              <text:p text:style-name="P15">Description</text:p>
            </text:list-item>
            <text:list-item>
              <text:p text:style-name="P15">Scope</text:p>
            </text:list-item>
          </text:list>
        </text:list-item>
        <text:list-item>
          <text:p text:style-name="P15">Design Principles</text:p>
          <text:list>
            <text:list-item>
              <text:p text:style-name="P15">Distributed Network</text:p>
            </text:list-item>
            <text:list-item>
              <text:p text:style-name="P15">Global State Monitoring</text:p>
            </text:list-item>
            <text:list-item>
              <text:p text:style-name="P15">Threads</text:p>
            </text:list-item>
          </text:list>
        </text:list-item>
        <text:list-item>
          <text:p text:style-name="P15">Development Details</text:p>
          <text:list>
            <text:list-item>
              <text:p text:style-name="P15">Language Implementation</text:p>
            </text:list-item>
            <text:list-item>
              <text:p text:style-name="P15">Supported Frameworks/API</text:p>
            </text:list-item>
            <text:list-item>
              <text:p text:style-name="P15">Timeline of Critical Components</text:p>
            </text:list-item>
          </text:list>
        </text:list-item>
        <text:list-item>
          <text:p text:style-name="P15">Component Overview</text:p>
          <text:list>
            <text:list-item>
              <text:p text:style-name="P15">NSD Module</text:p>
            </text:list-item>
            <text:list-item>
              <text:p text:style-name="P15">Monitor Module</text:p>
            </text:list-item>
          </text:list>
        </text:list-item>
        <text:list-item>
          <text:p text:style-name="P15">System Architecture</text:p>
        </text:list-item>
        <text:list-item>
          <text:p text:style-name="P15">Communication Protocol</text:p>
        </text:list-item>
        <text:list-item>
          <text:p text:style-name="P15">Future Changes</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
      <text:list xml:id="list166365871425005544" text:style-name="L2">
        <text:list-item>
          <text:p text:style-name="P16"><text:soft-page-break/>Introduction</text:p>
          <text:list>
            <text:list-item>
              <text:p text:style-name="P16">Purpose</text:p>
            </text:list-item>
          </text:list>
        </text:list-item>
      </text:list>
      <text:list xml:id="list7262384075474593330" text:style-name="L3">
        <text:list-item>
          <text:list>
            <text:list-item>
              <text:list>
                <text:list-item>
                  <text:p text:style-name="P17">The Purpose of this project is to provide a proof of concept for a paper provided by the supervising professor. We will also be implementing the algorithm over a distributed network.</text:p>
                </text:list-item>
              </text:list>
            </text:list-item>
          </text:list>
        </text:list-item>
      </text:list>
      <text:list xml:id="list131651781157667" text:continue-list="list166365871425005544" text:style-name="L2">
        <text:list-item>
          <text:list>
            <text:list-item>
              <text:p text:style-name="P18">Description</text:p>
            </text:list-item>
          </text:list>
        </text:list-item>
      </text:list>
      <text:list xml:id="list2053923034830051923" text:style-name="L4">
        <text:list-item>
          <text:p text:style-name="P19">the project goal is to develop this global state monitoring algorithm on Android and IOS. To prove the algorithm works we will fly drones to X amount of GPS locations. The monitor will verify that the drones reach their destination while still remaining in formation.</text:p>
        </text:list-item>
      </text:list>
      <text:list xml:id="list131651783177918" text:continue-list="list131651781157667" text:style-name="L2">
        <text:list-item>
          <text:list>
            <text:list-item>
              <text:p text:style-name="P18">Scope</text:p>
            </text:list-item>
          </text:list>
        </text:list-item>
      </text:list>
      <text:list xml:id="list5439202150271204261" text:style-name="L5">
        <text:list-item>
          <text:list>
            <text:list-item>
              <text:p text:style-name="P20">the scope of this project is to create an easy to use interface that will allow out professor to expand. The end product should allow our professor to develop other applications, and give him a better basis to perform demos. We will also provide him with the working Drone demo that is explained above. To do this we will need to implement his Monitoring algorithm, as well as develop a distributed network among devices to send the data required by the algorithm.</text:p>
            </text:list-item>
          </text:list>
        </text:list-item>
      </text:list>
      <text:list xml:id="list131651785164395" text:continue-list="list131651783177918" text:style-name="L2">
        <text:list-item>
          <text:p text:style-name="P18">Design Principles</text:p>
          <text:list>
            <text:list-item>
              <text:p text:style-name="P18">Distributed Network</text:p>
            </text:list-item>
          </text:list>
        </text:list-item>
      </text:list>
      <text:list xml:id="list5335460190613111177" text:style-name="L6">
        <text:list-item>
          <text:list>
            <text:list-item>
              <text:list>
                <text:list-item>
                  <text:p text:style-name="P21">Distributed networks is the idea that a network exists between devices with no server. This way devices communicate directly with eachother instead of communicating with a server. </text:p>
                </text:list-item>
                <text:list-item>
                  <text:p text:style-name="P21">The benefits of a distributed network mostly have to do with points of failure, in a distributed network is a user drops then the network still exists. While in a Centralized network if the server disconnects all users are disconnected from eachother.</text:p>
                </text:list-item>
              </text:list>
            </text:list-item>
          </text:list>
        </text:list-item>
      </text:list>
      <text:list xml:id="list131651788158229" text:continue-list="list131651785164395" text:style-name="L2">
        <text:list-item>
          <text:list>
            <text:list-item>
              <text:p text:style-name="P22">Global State Monitoring</text:p>
            </text:list-item>
            <text:list-item>
              <text:p text:style-name="P22">Threads</text:p>
            </text:list-item>
          </text:list>
        </text:list-item>
        <text:list-item>
          <text:p text:style-name="P22">Development Details</text:p>
          <text:list>
            <text:list-item>
              <text:p text:style-name="P22">Language of Implementation</text:p>
              <text:list>
                <text:list-item>
                  <text:p text:style-name="P22">The global state algorithm will be implemented in Java/Swift on Android/IOS. </text:p>
                </text:list-item>
              </text:list>
            </text:list-item>
            <text:list-item>
              <text:p text:style-name="P22">Supported Frameworks/API's</text:p>
              <text:list>
                <text:list-item>
                  <text:p text:style-name="P22"><text:s/></text:p>
                </text:list-item>
              </text:list>
            </text:list-item>
            <text:list-item>
              <text:p text:style-name="P26">Timeline of Critical Components</text:p>
            </text:list-item>
          </text:list>
        </text:list-item>
      </text:list>
      <text:p text:style-name="P4"/>
      <text:p text:style-name="P4"/>
      <table:table table:name="Table1" table:style-name="Table1">
        <table:table-column table:style-name="Table1.A"/>
        <table:table-column table:style-name="Table1.B"/>
        <table:table-row>
          <table:table-cell table:style-name="Table1.A1" office:value-type="string">
            <text:p text:style-name="P2">Component</text:p>
          </table:table-cell>
          <table:table-cell table:style-name="Table1.B1" office:value-type="string">
            <text:p text:style-name="P2">Date</text:p>
          </table:table-cell>
        </table:table-row>
        <table:table-row>
          <table:table-cell table:style-name="Table1.A2" office:value-type="string">
            <text:p text:style-name="P2">Global Monitor</text:p>
          </table:table-cell>
          <table:table-cell table:style-name="Table1.B2" office:value-type="string">
            <text:p text:style-name="P13">January 19<text:span text:style-name="T4">th</text:span> 2015</text:p>
          </table:table-cell>
        </table:table-row>
        <table:table-row>
          <table:table-cell table:style-name="Table1.A2" office:value-type="string">
            <text:p text:style-name="P2">Distributed Network</text:p>
          </table:table-cell>
          <table:table-cell table:style-name="Table1.B2" office:value-type="string">
            <text:p text:style-name="P13">January 19<text:span text:style-name="T4">th</text:span> 2015</text:p>
          </table:table-cell>
        </table:table-row>
        <table:table-row>
          <table:table-cell table:style-name="Table1.A2" office:value-type="string">
            <text:p text:style-name="P2">Drone Pilot</text:p>
          </table:table-cell>
          <table:table-cell table:style-name="Table1.B2" office:value-type="string">
            <text:p text:style-name="Table_20_Contents">??</text:p>
          </table:table-cell>
        </table:table-row>
      </table:table>
      <text:p text:style-name="P4"/>
      <text:p text:style-name="P4"/>
      <text:list xml:id="list131651803179511" text:continue-numbering="true" text:style-name="L2">
        <text:list-item>
          <text:p text:style-name="P28">Component Overview</text:p>
          <text:list>
            <text:list-item>
              <text:p text:style-name="P32">NSD Module</text:p>
              <text:list>
                <text:list-item>
                  <text:p text:style-name="P37">Structure: DeviceInfo</text:p>
                </text:list-item>
              </text:list>
            </text:list-item>
          </text:list>
        </text:list-item>
      </text:list>
      <text:list xml:id="list859466645211803092" text:style-name="L7">
        <text:list-item>
          <text:p text:style-name="P38">Used to serialize device information. Data tracked is ip, port, and a DeviceLocation structure.</text:p>
        </text:list-item>
        <text:list-item>
          <text:p text:style-name="P29">This structure is used as a container to send data across the network</text:p>
        </text:list-item>
        <text:list-item>
          <text:p text:style-name="P29"><text:soft-page-break/><text:span text:style-name="T2">Function: </text:span>toString - convert<text:span text:style-name="T2">s</text:span> itself to Json.</text:p>
        </text:list-item>
      </text:list>
      <text:list xml:id="list131651807175522" text:continue-list="list131651803179511" text:style-name="L2">
        <text:list-item>
          <text:list>
            <text:list-item>
              <text:list>
                <text:list-item>
                  <text:p text:style-name="P37">Structure: DeviceLocation</text:p>
                </text:list-item>
              </text:list>
            </text:list-item>
          </text:list>
        </text:list-item>
      </text:list>
      <text:list xml:id="list4506543501491504836" text:style-name="L8">
        <text:list-item>
          <text:list>
            <text:list-item>
              <text:list>
                <text:list-item>
                  <text:list>
                    <text:list-item>
                      <text:p text:style-name="P39">Used to keep track of location data of a given device, data tracked is latitude, longitude, altitude, barometer pressure, speed, bearing, <text:span text:style-name="T3">gps </text:span>accuracy, gravity and linear acceleration.</text:p>
                    </text:list-item>
                    <text:list-item>
                      <text:p text:style-name="P30">This structure is used as a container to send data across the network</text:p>
                    </text:list-item>
                  </text:list>
                </text:list-item>
              </text:list>
            </text:list-item>
          </text:list>
        </text:list-item>
      </text:list>
      <text:list xml:id="list131651810180125" text:continue-list="list131651807175522" text:style-name="L2">
        <text:list-item>
          <text:list>
            <text:list-item>
              <text:list>
                <text:list-item>
                  <text:p text:style-name="P37">Structure: NetworkPeerIdentifier</text:p>
                </text:list-item>
              </text:list>
            </text:list-item>
          </text:list>
        </text:list-item>
      </text:list>
      <text:list xml:id="list1824337675374621819" text:style-name="L14">
        <text:list-item>
          <text:list>
            <text:list-item>
              <text:list>
                <text:list-item>
                  <text:p text:style-name="P44">Used to keep track of all other peers on the network. Each device contains a list of these so that they know of all peers.</text:p>
                </text:list-item>
              </text:list>
            </text:list-item>
          </text:list>
        </text:list-item>
      </text:list>
      <text:list xml:id="list131651811179680" text:continue-list="list131651810180125" text:style-name="L2">
        <text:list-item>
          <text:list>
            <text:list-item>
              <text:list>
                <text:list-item>
                  <text:p text:style-name="P37">Structure: PayloadObject</text:p>
                </text:list-item>
              </text:list>
            </text:list-item>
          </text:list>
        </text:list-item>
      </text:list>
      <text:list xml:id="list1962541670761389299" text:style-name="L15">
        <text:list-item>
          <text:list>
            <text:list-item>
              <text:list>
                <text:list-item>
                  <text:list>
                    <text:list-item>
                      <text:p text:style-name="P45">a wrapper for the object you wish to send over the network. Other metadata is kept here for communication purposes.</text:p>
                    </text:list-item>
                    <text:list-item>
                      <text:p text:style-name="P45">Upon testing we found that the capstoneService can filter data as needed. We will need to test with a large number of devices to find if this is truly redundant.</text:p>
                    </text:list-item>
                  </text:list>
                </text:list-item>
              </text:list>
            </text:list-item>
          </text:list>
        </text:list-item>
      </text:list>
      <text:list xml:id="list131651813150701" text:continue-list="list131651811179680" text:style-name="L2">
        <text:list-item>
          <text:list>
            <text:list-item>
              <text:list>
                <text:list-item>
                  <text:p text:style-name="P40"><text:span text:style-name="T1">Class</text:span>: CapstoneService</text:p>
                </text:list-item>
              </text:list>
            </text:list-item>
          </text:list>
        </text:list-item>
      </text:list>
      <text:list xml:id="list4597200001355813912" text:style-name="L10">
        <text:list-item>
          <text:list>
            <text:list-item>
              <text:list>
                <text:list-item>
                  <text:p text:style-name="P41">Description</text:p>
                  <text:list>
                    <text:list-item>
                      <text:p text:style-name="P31">a service that manages NSD registration. <text:span text:style-name="T1">It also keeps track of all device information requires (barometer, gravity, ip, port) it also manages receiving tokens, sending Events to the global monitor, requesting data from peers. </text:span></text:p>
                    </text:list-item>
                    <text:list-item>
                      <text:p text:style-name="P33">Most calls in this Service <text:span text:style-name="T3">provide functionality to (un)package, send, and receive data to and from both local and remote recipients, either other CapstoneService instances or Monitor instances. Functionality to retrieve and share data from local sensors is also exposed.</text:span></text:p>
                    </text:list-item>
                  </text:list>
                </text:list-item>
              </text:list>
            </text:list-item>
          </text:list>
        </text:list-item>
      </text:list>
      <text:list xml:id="list5469721563930633911" text:style-name="L11">
        <text:list-item>
          <text:p text:style-name="P34">Class: CapstoneServer</text:p>
        </text:list-item>
      </text:list>
      <text:list xml:id="list2936337952397398202" text:style-name="L12">
        <text:list-item>
          <text:list>
            <text:list-item>
              <text:p text:style-name="P35">Description</text:p>
              <text:list>
                <text:list-item>
                  <text:p text:style-name="P35">this class manages all communication over the <text:span text:style-name="T3">distributed</text:span> network. <text:span text:style-name="T3">In our case the network will be distributed over NSD (Android) and Bonjour (IOS).</text:span></text:p>
                </text:list-item>
              </text:list>
            </text:list-item>
          </text:list>
        </text:list-item>
      </text:list>
      <text:list xml:id="list7647773787231109621" text:style-name="L13">
        <text:list-item>
          <text:list>
            <text:list-item>
              <text:list>
                <text:list-item>
                  <text:p text:style-name="P36">Monitor Module</text:p>
                  <text:list>
                    <text:list-item>
                      <text:p text:style-name="P36">Event</text:p>
                      <text:list>
                        <text:list-item>
                          <text:p text:style-name="P36">An event is what is sent to the monitor to register that something has changed in the un<text:span text:style-name="T3">d</text:span>erlying application. An event consists of an Event Type (Send, Recieve, Internal), an Network Peer Identifier, a valuation, and a vector clock. </text:p>
                        </text:list-item>
                      </text:list>
                    </text:list-item>
                    <text:list-item>
                      <text:p text:style-name="P42">Token</text:p>
                      <text:list>
                        <text:list-item>
                          <text:p text:style-name="P42">this class is used to represent the computation slicing tokens</text:p>
                        </text:list-item>
                      </text:list>
                    </text:list-item>
                    <text:list-item>
                      <text:p text:style-name="P42">Vector Clock</text:p>
                      <text:list>
                        <text:list-item>
                          <text:p text:style-name="P36"><text:s/>A token consists of a Map of all network peer identifiers known as the Consistent Cut.</text:p>
                        </text:list-item>
                        <text:list-item>
                          <text:p text:style-name="P36"><text:span text:style-name="T2">Function: Compare – compares two vector clocks a</text:span>nd returns the required comparison depending on the outcome. Equal if both clicks are the same, Bigger if this has a more recent event, Smaller if clock has a more recent event, Concurrent if each has some more recent event</text:p>
                        </text:list-item>
                        <text:list-item>
                          <text:p text:style-name="P42">Function: Merge – Merge two vector clocks so that the merged clock contains the most recent occuring events in each process represented by the vector clocks. This returns a merged click such that the new clock contains the most recent events. Note: will throw an exception if clocks are of different size</text:p>
                        </text:list-item>
                      </text:list>
                    </text:list-item>
                    <text:list-item>
                      <text:p text:style-name="P36">Valuation</text:p>
                      <text:list>
                        <text:list-item>
                          <text:p text:style-name="P46">the value of the variable within the expression for each process</text:p>
                        </text:list-item>
                      </text:list>
                    </text:list-item>
                    <text:list-item>
                      <text:p text:style-name="P27">Process State</text:p>
                    </text:list-item>
                    <text:list-item>
                      <text:p text:style-name="P27">Conjunct</text:p>
                    </text:list-item>
                    <text:list-item>
                      <text:p text:style-name="P27"><text:soft-page-break/>MonitoringAutomation</text:p>
                    </text:list-item>
                  </text:list>
                </text:list-item>
              </text:list>
            </text:list-item>
            <text:list-item>
              <text:p text:style-name="P23"/>
            </text:list-item>
          </text:list>
        </text:list-item>
        <text:list-item>
          <text:p text:style-name="P43">System Architecture</text:p>
          <text:list>
            <text:list-item>
              <text:p text:style-name="P43">Application -&gt; Distributed Network -&gt; Global Monitoring Algorithm</text:p>
              <text:list>
                <text:list-item>
                  <text:p text:style-name="P43">when an application runs into a situation where it needs information from another device it sends a message to the Global Monitor. The global monitor will find the information necessary from the device needed and update the global state with the new information.</text:p>
                </text:list-item>
                <text:list-item>
                  <text:p text:style-name="P43">The distributed network is a layer inbetween the Application and the Global Monitor. The network is a link layer between the two that manages all IP/port connections.</text:p>
                </text:list-item>
              </text:list>
            </text:list-item>
          </text:list>
        </text:list-item>
        <text:list-item>
          <text:p text:style-name="P43">Communication Protocol</text:p>
          <text:list>
            <text:list-item>
              <text:p text:style-name="P43"><text:s/></text:p>
            </text:list-item>
          </text:list>
        </text:list-item>
        <text:list-item>
          <text:p text:style-name="P24">Future Changes</text:p>
          <text:list>
            <text:list-item>
              <text:p text:style-name="P24">Drone Implementation</text:p>
              <text:list>
                <text:list-item>
                  <text:p text:style-name="P25">the Android and IOS application will be changed to support USB connection with the drones provided by the professor.</text:p>
                </text:list-item>
                <text:list-item>
                  <text:p text:style-name="P25"><text:span text:style-name="T3">The current due date of the drone pilot module is unknown, we currently do not have the drones so development has not started.</text:span>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WW8Num2" style:class="text">
      <style:paragraph-properties fo:margin-top="1.411cm" fo:margin-bottom="0cm" loext:contextual-spacing="false" fo:background-color="#000080" fo:keep-with-next="always">
        <style:background-image/>
      </style:paragraph-properties>
    </style:style>
    <style:style style:name="TOC_20_Heading" style:display-name="TOC Heading" style:family="paragraph" style:parent-style-name="Heading_20_1" style:next-style-name="Standard" style:default-outline-level="" style:list-style-name="">
      <style:paragraph-properties fo:margin-left="0cm" fo:margin-right="0cm" fo:margin-top="0.423cm" fo:margin-bottom="0cm" loext:contextual-spacing="false" fo:line-height="107%" fo:keep-together="always" fo:hyphenation-ladder-count="no-limit" fo:text-indent="0cm" style:auto-text-indent="false" fo:background-color="transparent">
        <style:background-image/>
      </style:paragraph-properties>
      <style:text-properties fo:color="#2e74b5" style:font-name="Calibri Light" fo:font-family="'Calibri Light'" style:font-family-generic="swiss" style:font-pitch="variable" fo:font-size="16pt" fo:language="en" fo:country="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tru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Holtrop</meta:initial-creator>
    <meta:creation-date>2015-01-15T15:05:52.934144760</meta:creation-date>
    <dc:date>2015-01-16T13:16:51.445000000</dc:date>
    <meta:editing-duration>PT48M14S</meta:editing-duration>
    <meta:editing-cycles>6</meta:editing-cycles>
    <meta:generator>LibreOffice/4.3.5.2$Windows_x86 LibreOffice_project/3a87456aaa6a95c63eea1c1b3201acedf0751bd5</meta:generator>
    <meta:document-statistic meta:table-count="1" meta:image-count="0" meta:object-count="0" meta:page-count="5" meta:paragraph-count="99" meta:word-count="986" meta:character-count="5905" meta:non-whitespace-character-count="5088"/>
  </office:meta>
</office:document-meta>
</file>